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3bd989040" style:family="table" style:master-page-name="ta-mp-0x7fc3bd989040">
      <style:table-properties table:display="true" style:writing-mode="lr-tb"/>
    </style:style>
    <style:style style:name="ta-0x7fc3bd989230" style:family="table" style:master-page-name="ta-mp-0x7fc3bd989230">
      <style:table-properties table:display="true" style:writing-mode="lr-tb"/>
    </style:style>
    <style:style style:name="ta-0x7fc3bd989420" style:family="table" style:master-page-name="ta-mp-0x7fc3bd989420">
      <style:table-properties table:display="true" style:writing-mode="lr-tb"/>
    </style:style>
    <style:style style:name="ta-0x7fc3bd989610" style:family="table" style:master-page-name="ta-mp-0x7fc3bd989610">
      <style:table-properties table:display="true" style:writing-mode="lr-tb"/>
    </style:style>
    <style:style style:name="ta-0x7fc3bd989800" style:family="table" style:master-page-name="ta-mp-0x7fc3bd989800">
      <style:table-properties table:display="true" style:writing-mode="lr-tb"/>
    </style:style>
    <style:style style:name="ta-0x7fc3bd9899f0" style:family="table" style:master-page-name="ta-mp-0x7fc3bd989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3bd983f7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0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1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2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4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45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3e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47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38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6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4e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4c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8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d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49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0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4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4f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57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55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1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6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53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a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d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8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61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5e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b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5f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5c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3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6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2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6a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67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4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9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65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c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70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9a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73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71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6d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3bd9872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3bd986e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94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8.75pt" style:use-optimal-column-width="true"/>
    </style:style>
    <style:style style:name="ACOL-7" style:family="table-column">
      <style:table-column-properties style:column-width="81.00pt" style:use-optimal-column-width="true"/>
    </style:style>
    <style:style style:name="ACOL-8" style:family="table-column">
      <style:table-column-properties style:column-width="26.25pt" style:use-optimal-column-width="true"/>
    </style:style>
    <style:style style:name="ACOL-9" style:family="table-column">
      <style:table-column-properties style:column-width="85.50pt" style:use-optimal-column-width="true"/>
    </style:style>
    <style:style style:name="ACOL-10" style:family="table-column">
      <style:table-column-properties style:column-width="87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27.75pt" style:use-optimal-row-height="true"/>
    </style:style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c3bda14c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3bda1a4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3bda1fc7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3bda240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c3bd989040" table:print="false">
        <office:forms form:automatic-focus="false" form:apply-design-mode="false">
          <form:form/>
        </office:forms>
        <table:table-column table:default-cell-style-name="ACE-0x7fc3bd983e50" table:style-name="ACOL-1"/>
        <table:table-column table:style-name="ACOL-0" table:number-columns-repeated="127"/>
        <table:table-row table:style-name="AROW-0">
          <table:table-cell table:style-name="ACE-0x7fc3bd983f7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c3bd9840a0" table:content-validation-name="VAL-0x7fc3bda14c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3bd9841c8" table:content-validation-name="VAL-0x7fc3bda1a470" office:value-type="string">
            <text:p>loginForVendor</text:p>
          </table:table-cell>
          <table:table-cell table:number-columns-repeated="127" table:style-name="Gnumeric-default"/>
        </table:table-row>
        <table:table-row table:style-name="AROW-1">
          <table:table-cell table:style-name="ACE-0x7fc3bd9842f0" table:content-validation-name="VAL-0x7fc3bda1fc70" office:value-type="string">
            <text:p>verifyVendorEditFields</text:p>
          </table:table-cell>
          <table:table-cell table:number-columns-repeated="127" table:style-name="Gnumeric-default"/>
        </table:table-row>
        <table:table-row table:style-name="AROW-0">
          <table:table-cell table:style-name="ACE-0x7fc3bd98441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3bd984540" table:content-validation-name="VAL-0x7fc3bda240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c3bd989230" table:print="false">
        <office:forms form:automatic-focus="false" form:apply-design-mode="false">
          <form:form/>
        </office:forms>
        <table:table-column table:default-cell-style-name="ACE-0x7fc3bd984668" table:style-name="ACOL-3"/>
        <table:table-column table:default-cell-style-name="ACE-0x7fc3bd984668" table:style-name="ACOL-4"/>
        <table:table-column table:default-cell-style-name="ACE-0x7fc3bd984668" table:style-name="ACOL-5"/>
        <table:table-column table:default-cell-style-name="ACE-0x7fc3bd984668" table:style-name="ACOL-6"/>
        <table:table-column table:default-cell-style-name="ACE-0x7fc3bd984668" table:style-name="ACOL-7"/>
        <table:table-column table:default-cell-style-name="ACE-0x7fc3bd984668" table:style-name="ACOL-8"/>
        <table:table-column table:default-cell-style-name="ACE-0x7fc3bd984668" table:style-name="ACOL-9"/>
        <table:table-column table:default-cell-style-name="ACE-0x7fc3bd984668" table:style-name="ACOL-10"/>
        <table:table-column table:default-cell-style-name="ACE-0x7fc3bd99a140" table:style-name="ACOL-9"/>
        <table:table-column table:default-cell-style-name="ACE-0x7fc3bd99a140" table:style-name="ACOL-10"/>
        <table:table-column table:default-cell-style-name="ACE-0x7fc3bd99a140" table:style-name="ACOL-0" table:number-columns-repeated="118"/>
        <table:table-row table:style-name="AROW-0">
          <table:table-cell table:style-name="ACE-0x7fc3bd984790" office:value-type="string">
            <text:p>User Name</text:p>
          </table:table-cell>
          <table:table-cell table:style-name="ACE-0x7fc3bd9848b8" office:value-type="string">
            <text:p>Password</text:p>
          </table:table-cell>
          <table:table-cell table:style-name="ACE-0x7fc3bd9848b8" office:value-type="string">
            <text:p>SearchTextName</text:p>
          </table:table-cell>
          <table:table-cell table:style-name="ACE-0x7fc3bd9848b8" office:value-type="string">
            <text:p>Column Value1</text:p>
          </table:table-cell>
          <table:table-cell table:style-name="ACE-0x7fc3bd9848b8" office:value-type="string">
            <text:p>Column Name1</text:p>
          </table:table-cell>
          <table:table-cell table:style-name="ACE-0x7fc3bd9848b8" office:value-type="string">
            <text:p>Row</text:p>
          </table:table-cell>
          <table:table-cell table:style-name="ACE-0x7fc3bd9848b8" office:value-type="string">
            <text:p>Column Value2</text:p>
          </table:table-cell>
          <table:table-cell table:style-name="ACE-0x7fc3bd9848b8" office:value-type="string">
            <text:p>Column Name2</text:p>
          </table:table-cell>
          <table:table-cell table:style-name="ACE-0x7fc3bd9848b8" office:value-type="string">
            <text:p>Column Value3</text:p>
          </table:table-cell>
          <table:table-cell table:style-name="ACE-0x7fc3bd9849e0" office:value-type="string">
            <text:p>Column Name3</text:p>
          </table:table-cell>
          <table:table-cell table:number-columns-repeated="118" table:style-name="ACE-0x7fc3bd99a140"/>
        </table:table-row>
        <table:table-row table:style-name="AROW-3">
          <table:table-cell table:style-name="ACE-0x7fc3bd983888" office:value-type="string">
            <text:p>13674974@sc.com</text:p>
          </table:table-cell>
          <table:table-cell table:style-name="ACE-0x7fc3bd984c30" office:value-type="float" office:value="123456">
            <text:p>123456</text:p>
          </table:table-cell>
          <table:table-cell table:style-name="ACE-0x7fc3bd984c30" office:value-type="string">
            <text:p>sandisk</text:p>
          </table:table-cell>
          <table:table-cell table:style-name="ACE-0x7fc3bd984c30" office:value-type="float" office:value="8802">
            <text:p>8802</text:p>
          </table:table-cell>
          <table:table-cell table:style-name="ACE-0x7fc3bd984c30" office:value-type="string">
            <text:p>MRP (Rs.)</text:p>
          </table:table-cell>
          <table:table-cell table:style-name="ACE-0x7fc3bd984c30" office:value-type="float" office:value="4">
            <text:p>4</text:p>
          </table:table-cell>
          <table:table-cell table:style-name="ACE-0x7fc3bd984c30" office:value-type="float" office:value="8802">
            <text:p>8802</text:p>
          </table:table-cell>
          <table:table-cell table:style-name="ACE-0x7fc3bd984c30" office:value-type="string">
            <text:p>Selling<text:line-break/>Price (Rs.)</text:p>
          </table:table-cell>
          <table:table-cell table:style-name="ACE-0x7fc3bd984d58" office:value-type="float" office:value="5">
            <text:p>5</text:p>
          </table:table-cell>
          <table:table-cell table:style-name="ACE-0x7fc3bd984e80" office:value-type="string">
            <text:p>Committed<text:line-break/>Qty</text:p>
          </table:table-cell>
          <table:table-cell table:number-columns-repeated="118" table:style-name="ACE-0x7fc3bd99a14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c3bd99a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c3bd989420" table:print="false">
        <office:forms form:automatic-focus="false" form:apply-design-mode="false">
          <form:form/>
        </office:forms>
        <table:table-column table:default-cell-style-name="ACE-0x7fc3bd984fa8" table:style-name="ACOL-3"/>
        <table:table-column table:default-cell-style-name="ACE-0x7fc3bd984fa8" table:style-name="ACOL-4"/>
        <table:table-column table:default-cell-style-name="ACE-0x7fc3bd984fa8" table:style-name="ACOL-5"/>
        <table:table-column table:default-cell-style-name="ACE-0x7fc3bd984fa8" table:style-name="ACOL-6"/>
        <table:table-column table:default-cell-style-name="ACE-0x7fc3bd984fa8" table:style-name="ACOL-7"/>
        <table:table-column table:default-cell-style-name="ACE-0x7fc3bd984fa8" table:style-name="ACOL-8"/>
        <table:table-column table:default-cell-style-name="ACE-0x7fc3bd984fa8" table:style-name="ACOL-9"/>
        <table:table-column table:default-cell-style-name="ACE-0x7fc3bd984fa8" table:style-name="ACOL-10"/>
        <table:table-column table:default-cell-style-name="ACE-0x7fc3bd99a268" table:style-name="ACOL-9"/>
        <table:table-column table:default-cell-style-name="ACE-0x7fc3bd99a268" table:style-name="ACOL-10"/>
        <table:table-column table:default-cell-style-name="ACE-0x7fc3bd99a268" table:style-name="ACOL-0" table:number-columns-repeated="118"/>
        <table:table-row table:style-name="AROW-0">
          <table:table-cell table:style-name="ACE-0x7fc3bd9850d0" office:value-type="string">
            <text:p>User Name</text:p>
          </table:table-cell>
          <table:table-cell table:style-name="ACE-0x7fc3bd9851f8" office:value-type="string">
            <text:p>Password</text:p>
          </table:table-cell>
          <table:table-cell table:style-name="ACE-0x7fc3bd9851f8" office:value-type="string">
            <text:p>SearchTextName</text:p>
          </table:table-cell>
          <table:table-cell table:style-name="ACE-0x7fc3bd9851f8" office:value-type="string">
            <text:p>Column Value1</text:p>
          </table:table-cell>
          <table:table-cell table:style-name="ACE-0x7fc3bd9851f8" office:value-type="string">
            <text:p>Column Name1</text:p>
          </table:table-cell>
          <table:table-cell table:style-name="ACE-0x7fc3bd9851f8" office:value-type="string">
            <text:p>Row</text:p>
          </table:table-cell>
          <table:table-cell table:style-name="ACE-0x7fc3bd9851f8" office:value-type="string">
            <text:p>Column Value2</text:p>
          </table:table-cell>
          <table:table-cell table:style-name="ACE-0x7fc3bd9851f8" office:value-type="string">
            <text:p>Column Name2</text:p>
          </table:table-cell>
          <table:table-cell table:style-name="ACE-0x7fc3bd9851f8" office:value-type="string">
            <text:p>Column Value3</text:p>
          </table:table-cell>
          <table:table-cell table:style-name="ACE-0x7fc3bd985320" office:value-type="string">
            <text:p>Column Name3</text:p>
          </table:table-cell>
          <table:table-cell table:number-columns-repeated="118" table:style-name="ACE-0x7fc3bd99a268"/>
        </table:table-row>
        <table:table-row table:style-name="AROW-3">
          <table:table-cell table:style-name="ACE-0x7fc3bd985448" office:value-type="string">
            <text:p>218668@sc.com</text:p>
          </table:table-cell>
          <table:table-cell table:style-name="ACE-0x7fc3bd985570" office:value-type="float" office:value="123456">
            <text:p>123456</text:p>
          </table:table-cell>
          <table:table-cell table:style-name="ACE-0x7fc3bd985570" office:value-type="string">
            <text:p>sandisk</text:p>
          </table:table-cell>
          <table:table-cell table:style-name="ACE-0x7fc3bd985570" office:value-type="float" office:value="8802">
            <text:p>8802</text:p>
          </table:table-cell>
          <table:table-cell table:style-name="ACE-0x7fc3bd985570" office:value-type="string">
            <text:p>MRP (Rs.)</text:p>
          </table:table-cell>
          <table:table-cell table:style-name="ACE-0x7fc3bd985570" office:value-type="float" office:value="4">
            <text:p>4</text:p>
          </table:table-cell>
          <table:table-cell table:style-name="ACE-0x7fc3bd985570" office:value-type="float" office:value="8802">
            <text:p>8802</text:p>
          </table:table-cell>
          <table:table-cell table:style-name="ACE-0x7fc3bd985570" office:value-type="string">
            <text:p>Selling<text:line-break/>Price (Rs.)</text:p>
          </table:table-cell>
          <table:table-cell table:style-name="ACE-0x7fc3bd985698" office:value-type="float" office:value="5">
            <text:p>5</text:p>
          </table:table-cell>
          <table:table-cell table:style-name="ACE-0x7fc3bd9857c0" office:value-type="string">
            <text:p>Committed<text:line-break/>Qty</text:p>
          </table:table-cell>
          <table:table-cell table:number-columns-repeated="118" table:style-name="ACE-0x7fc3bd99a268"/>
        </table:table-row>
        <table:table-row table:style-name="AROW-4" table:number-rows-repeated="1048565">
          <table:table-cell table:number-columns-repeated="128"/>
        </table:table-row>
        <table:table-row table:style-name="AROW-4" table:number-rows-repeated="9">
          <table:table-cell table:number-columns-repeated="128" table:style-name="ACE-0x7fc3bd99a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c3bd989610" table:print="false">
        <office:forms form:automatic-focus="false" form:apply-design-mode="false">
          <form:form/>
        </office:forms>
        <table:table-column table:default-cell-style-name="ACE-0x7fc3bd9858e8" table:style-name="ACOL-3"/>
        <table:table-column table:default-cell-style-name="ACE-0x7fc3bd9858e8" table:style-name="ACOL-4"/>
        <table:table-column table:default-cell-style-name="ACE-0x7fc3bd9858e8" table:style-name="ACOL-5"/>
        <table:table-column table:default-cell-style-name="ACE-0x7fc3bd9858e8" table:style-name="ACOL-6"/>
        <table:table-column table:default-cell-style-name="ACE-0x7fc3bd9858e8" table:style-name="ACOL-7"/>
        <table:table-column table:default-cell-style-name="ACE-0x7fc3bd9858e8" table:style-name="ACOL-8"/>
        <table:table-column table:default-cell-style-name="ACE-0x7fc3bd9858e8" table:style-name="ACOL-9"/>
        <table:table-column table:default-cell-style-name="ACE-0x7fc3bd9858e8" table:style-name="ACOL-10"/>
        <table:table-column table:default-cell-style-name="ACE-0x7fc3bd99a390" table:style-name="ACOL-9"/>
        <table:table-column table:default-cell-style-name="ACE-0x7fc3bd99a390" table:style-name="ACOL-10"/>
        <table:table-column table:default-cell-style-name="ACE-0x7fc3bd99a390" table:style-name="ACOL-0" table:number-columns-repeated="118"/>
        <table:table-row table:style-name="AROW-0">
          <table:table-cell table:style-name="ACE-0x7fc3bd985a10" office:value-type="string">
            <text:p>User Name</text:p>
          </table:table-cell>
          <table:table-cell table:style-name="ACE-0x7fc3bd985b38" office:value-type="string">
            <text:p>Password</text:p>
          </table:table-cell>
          <table:table-cell table:style-name="ACE-0x7fc3bd985b38" office:value-type="string">
            <text:p>SearchTextName</text:p>
          </table:table-cell>
          <table:table-cell table:style-name="ACE-0x7fc3bd985b38" office:value-type="string">
            <text:p>Column Value1</text:p>
          </table:table-cell>
          <table:table-cell table:style-name="ACE-0x7fc3bd985b38" office:value-type="string">
            <text:p>Column Name1</text:p>
          </table:table-cell>
          <table:table-cell table:style-name="ACE-0x7fc3bd985b38" office:value-type="string">
            <text:p>Row</text:p>
          </table:table-cell>
          <table:table-cell table:style-name="ACE-0x7fc3bd985b38" office:value-type="string">
            <text:p>Column Value2</text:p>
          </table:table-cell>
          <table:table-cell table:style-name="ACE-0x7fc3bd985b38" office:value-type="string">
            <text:p>Column Name2</text:p>
          </table:table-cell>
          <table:table-cell table:style-name="ACE-0x7fc3bd985b38" office:value-type="string">
            <text:p>Column Value3</text:p>
          </table:table-cell>
          <table:table-cell table:style-name="ACE-0x7fc3bd985c60" office:value-type="string">
            <text:p>Column Name3</text:p>
          </table:table-cell>
          <table:table-cell table:number-columns-repeated="118" table:style-name="ACE-0x7fc3bd99a390"/>
        </table:table-row>
        <table:table-row table:style-name="AROW-3">
          <table:table-cell table:style-name="ACE-0x7fc3bd985d88" office:value-type="string">
            <text:p>218668@sc.com</text:p>
          </table:table-cell>
          <table:table-cell table:style-name="ACE-0x7fc3bd985eb0" office:value-type="float" office:value="123456">
            <text:p>123456</text:p>
          </table:table-cell>
          <table:table-cell table:style-name="ACE-0x7fc3bd985eb0" office:value-type="string">
            <text:p>sandisk</text:p>
          </table:table-cell>
          <table:table-cell table:style-name="ACE-0x7fc3bd985eb0" office:value-type="float" office:value="8802">
            <text:p>8802</text:p>
          </table:table-cell>
          <table:table-cell table:style-name="ACE-0x7fc3bd985eb0" office:value-type="string">
            <text:p>MRP (Rs.)</text:p>
          </table:table-cell>
          <table:table-cell table:style-name="ACE-0x7fc3bd985eb0" office:value-type="float" office:value="4">
            <text:p>4</text:p>
          </table:table-cell>
          <table:table-cell table:style-name="ACE-0x7fc3bd985eb0" office:value-type="float" office:value="8802">
            <text:p>8802</text:p>
          </table:table-cell>
          <table:table-cell table:style-name="ACE-0x7fc3bd985eb0" office:value-type="string">
            <text:p>Selling<text:line-break/>Price (Rs.)</text:p>
          </table:table-cell>
          <table:table-cell table:style-name="ACE-0x7fc3bd985fd8" office:value-type="float" office:value="5">
            <text:p>5</text:p>
          </table:table-cell>
          <table:table-cell table:style-name="ACE-0x7fc3bd986100" office:value-type="string">
            <text:p>Committed<text:line-break/>Qty</text:p>
          </table:table-cell>
          <table:table-cell table:number-columns-repeated="118" table:style-name="ACE-0x7fc3bd99a390"/>
        </table:table-row>
        <table:table-row table:style-name="AROW-4" table:number-rows-repeated="1048565">
          <table:table-cell table:number-columns-repeated="128"/>
        </table:table-row>
        <table:table-row table:style-name="AROW-4" table:number-rows-repeated="9">
          <table:table-cell table:number-columns-repeated="128" table:style-name="ACE-0x7fc3bd99a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c3bd989800" table:print="false">
        <office:forms form:automatic-focus="false" form:apply-design-mode="false">
          <form:form/>
        </office:forms>
        <table:table-column table:default-cell-style-name="ACE-0x7fc3bd986228" table:style-name="ACOL-3"/>
        <table:table-column table:default-cell-style-name="ACE-0x7fc3bd986228" table:style-name="ACOL-4"/>
        <table:table-column table:default-cell-style-name="ACE-0x7fc3bd986228" table:style-name="ACOL-5"/>
        <table:table-column table:default-cell-style-name="ACE-0x7fc3bd986228" table:style-name="ACOL-6"/>
        <table:table-column table:default-cell-style-name="ACE-0x7fc3bd986228" table:style-name="ACOL-7"/>
        <table:table-column table:default-cell-style-name="ACE-0x7fc3bd986228" table:style-name="ACOL-8"/>
        <table:table-column table:default-cell-style-name="ACE-0x7fc3bd986228" table:style-name="ACOL-9"/>
        <table:table-column table:default-cell-style-name="ACE-0x7fc3bd986228" table:style-name="ACOL-10"/>
        <table:table-column table:default-cell-style-name="ACE-0x7fc3bd99a4b8" table:style-name="ACOL-9"/>
        <table:table-column table:default-cell-style-name="ACE-0x7fc3bd99a4b8" table:style-name="ACOL-10"/>
        <table:table-column table:default-cell-style-name="ACE-0x7fc3bd99a4b8" table:style-name="ACOL-0" table:number-columns-repeated="118"/>
        <table:table-row table:style-name="AROW-0">
          <table:table-cell table:style-name="ACE-0x7fc3bd986350" office:value-type="string">
            <text:p>User Name</text:p>
          </table:table-cell>
          <table:table-cell table:style-name="ACE-0x7fc3bd986478" office:value-type="string">
            <text:p>Password</text:p>
          </table:table-cell>
          <table:table-cell table:style-name="ACE-0x7fc3bd986478" office:value-type="string">
            <text:p>SearchTextName</text:p>
          </table:table-cell>
          <table:table-cell table:style-name="ACE-0x7fc3bd986478" office:value-type="string">
            <text:p>Column Value1</text:p>
          </table:table-cell>
          <table:table-cell table:style-name="ACE-0x7fc3bd986478" office:value-type="string">
            <text:p>Column Name1</text:p>
          </table:table-cell>
          <table:table-cell table:style-name="ACE-0x7fc3bd986478" office:value-type="string">
            <text:p>Row</text:p>
          </table:table-cell>
          <table:table-cell table:style-name="ACE-0x7fc3bd986478" office:value-type="string">
            <text:p>Column Value2</text:p>
          </table:table-cell>
          <table:table-cell table:style-name="ACE-0x7fc3bd986478" office:value-type="string">
            <text:p>Column Name2</text:p>
          </table:table-cell>
          <table:table-cell table:style-name="ACE-0x7fc3bd986478" office:value-type="string">
            <text:p>Column Value3</text:p>
          </table:table-cell>
          <table:table-cell table:style-name="ACE-0x7fc3bd9865a0" office:value-type="string">
            <text:p>Column Name3</text:p>
          </table:table-cell>
          <table:table-cell table:number-columns-repeated="118" table:style-name="ACE-0x7fc3bd99a4b8"/>
        </table:table-row>
        <table:table-row table:style-name="AROW-3">
          <table:table-cell table:style-name="ACE-0x7fc3bd9866c8" office:value-type="string">
            <text:p>218668@sc.com</text:p>
          </table:table-cell>
          <table:table-cell table:style-name="ACE-0x7fc3bd9867f0" office:value-type="float" office:value="123456">
            <text:p>123456</text:p>
          </table:table-cell>
          <table:table-cell table:style-name="ACE-0x7fc3bd9867f0" office:value-type="string">
            <text:p>sandisk</text:p>
          </table:table-cell>
          <table:table-cell table:style-name="ACE-0x7fc3bd9867f0" office:value-type="float" office:value="8802">
            <text:p>8802</text:p>
          </table:table-cell>
          <table:table-cell table:style-name="ACE-0x7fc3bd9867f0" office:value-type="string">
            <text:p>MRP (Rs.)</text:p>
          </table:table-cell>
          <table:table-cell table:style-name="ACE-0x7fc3bd9867f0" office:value-type="float" office:value="4">
            <text:p>4</text:p>
          </table:table-cell>
          <table:table-cell table:style-name="ACE-0x7fc3bd9867f0" office:value-type="float" office:value="8802">
            <text:p>8802</text:p>
          </table:table-cell>
          <table:table-cell table:style-name="ACE-0x7fc3bd9867f0" office:value-type="string">
            <text:p>Selling<text:line-break/>Price (Rs.)</text:p>
          </table:table-cell>
          <table:table-cell table:style-name="ACE-0x7fc3bd986918" office:value-type="float" office:value="5">
            <text:p>5</text:p>
          </table:table-cell>
          <table:table-cell table:style-name="ACE-0x7fc3bd986a40" office:value-type="string">
            <text:p>Committed<text:line-break/>Qty</text:p>
          </table:table-cell>
          <table:table-cell table:number-columns-repeated="118" table:style-name="ACE-0x7fc3bd99a4b8"/>
        </table:table-row>
        <table:table-row table:style-name="AROW-4" table:number-rows-repeated="1048565">
          <table:table-cell table:number-columns-repeated="128"/>
        </table:table-row>
        <table:table-row table:style-name="AROW-4" table:number-rows-repeated="9">
          <table:table-cell table:number-columns-repeated="128" table:style-name="ACE-0x7fc3bd99a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c3bd9899f0" table:print="false">
        <office:forms form:automatic-focus="false" form:apply-design-mode="false">
          <form:form/>
        </office:forms>
        <table:table-column table:default-cell-style-name="ACE-0x7fc3bd986b68" table:style-name="ACOL-3"/>
        <table:table-column table:default-cell-style-name="ACE-0x7fc3bd986b68" table:style-name="ACOL-4"/>
        <table:table-column table:default-cell-style-name="ACE-0x7fc3bd986b68" table:style-name="ACOL-5"/>
        <table:table-column table:default-cell-style-name="ACE-0x7fc3bd986b68" table:style-name="ACOL-6"/>
        <table:table-column table:default-cell-style-name="ACE-0x7fc3bd986b68" table:style-name="ACOL-7"/>
        <table:table-column table:default-cell-style-name="ACE-0x7fc3bd986b68" table:style-name="ACOL-8"/>
        <table:table-column table:default-cell-style-name="ACE-0x7fc3bd986b68" table:style-name="ACOL-9"/>
        <table:table-column table:default-cell-style-name="ACE-0x7fc3bd986b68" table:style-name="ACOL-10"/>
        <table:table-column table:default-cell-style-name="ACE-0x7fc3bd99a5e0" table:style-name="ACOL-9"/>
        <table:table-column table:default-cell-style-name="ACE-0x7fc3bd99a5e0" table:style-name="ACOL-10"/>
        <table:table-column table:default-cell-style-name="ACE-0x7fc3bd99a5e0" table:style-name="ACOL-0" table:number-columns-repeated="118"/>
        <table:table-row table:style-name="AROW-0">
          <table:table-cell table:style-name="ACE-0x7fc3bd986c90" office:value-type="string">
            <text:p>User Name</text:p>
          </table:table-cell>
          <table:table-cell table:style-name="ACE-0x7fc3bd986db8" office:value-type="string">
            <text:p>Password</text:p>
          </table:table-cell>
          <table:table-cell table:style-name="ACE-0x7fc3bd986db8" office:value-type="string">
            <text:p>SearchTextName</text:p>
          </table:table-cell>
          <table:table-cell table:style-name="ACE-0x7fc3bd986db8" office:value-type="string">
            <text:p>Column Value1</text:p>
          </table:table-cell>
          <table:table-cell table:style-name="ACE-0x7fc3bd986db8" office:value-type="string">
            <text:p>Column Name1</text:p>
          </table:table-cell>
          <table:table-cell table:style-name="ACE-0x7fc3bd986db8" office:value-type="string">
            <text:p>Row</text:p>
          </table:table-cell>
          <table:table-cell table:style-name="ACE-0x7fc3bd986db8" office:value-type="string">
            <text:p>Column Value2</text:p>
          </table:table-cell>
          <table:table-cell table:style-name="ACE-0x7fc3bd986db8" office:value-type="string">
            <text:p>Column Name2</text:p>
          </table:table-cell>
          <table:table-cell table:style-name="ACE-0x7fc3bd986db8" office:value-type="string">
            <text:p>Column Value3</text:p>
          </table:table-cell>
          <table:table-cell table:style-name="ACE-0x7fc3bd986ee0" office:value-type="string">
            <text:p>Column Name3</text:p>
          </table:table-cell>
          <table:table-cell table:number-columns-repeated="118" table:style-name="ACE-0x7fc3bd99a5e0"/>
        </table:table-row>
        <table:table-row table:style-name="AROW-3">
          <table:table-cell table:style-name="ACE-0x7fc3bd987008" office:value-type="string">
            <text:p>218668@sc.com</text:p>
          </table:table-cell>
          <table:table-cell table:style-name="ACE-0x7fc3bd987130" office:value-type="float" office:value="123456">
            <text:p>123456</text:p>
          </table:table-cell>
          <table:table-cell table:style-name="ACE-0x7fc3bd987130" office:value-type="string">
            <text:p>sandisk</text:p>
          </table:table-cell>
          <table:table-cell table:style-name="ACE-0x7fc3bd987130" office:value-type="float" office:value="8802">
            <text:p>8802</text:p>
          </table:table-cell>
          <table:table-cell table:style-name="ACE-0x7fc3bd987130" office:value-type="string">
            <text:p>MRP (Rs.)</text:p>
          </table:table-cell>
          <table:table-cell table:style-name="ACE-0x7fc3bd987130" office:value-type="float" office:value="4">
            <text:p>4</text:p>
          </table:table-cell>
          <table:table-cell table:style-name="ACE-0x7fc3bd987130" office:value-type="float" office:value="8802">
            <text:p>8802</text:p>
          </table:table-cell>
          <table:table-cell table:style-name="ACE-0x7fc3bd987130" office:value-type="string">
            <text:p>Selling<text:line-break/>Price (Rs.)</text:p>
          </table:table-cell>
          <table:table-cell table:style-name="ACE-0x7fc3bd987258" office:value-type="float" office:value="5">
            <text:p>5</text:p>
          </table:table-cell>
          <table:table-cell table:style-name="ACE-0x7fc3bd987380" office:value-type="string">
            <text:p>Committed<text:line-break/>Qty</text:p>
          </table:table-cell>
          <table:table-cell table:number-columns-repeated="118" table:style-name="ACE-0x7fc3bd99a5e0"/>
        </table:table-row>
        <table:table-row table:style-name="AROW-4" table:number-rows-repeated="1048565">
          <table:table-cell table:number-columns-repeated="128"/>
        </table:table-row>
        <table:table-row table:style-name="AROW-4" table:number-rows-repeated="9">
          <table:table-cell table:number-columns-repeated="128" table:style-name="ACE-0x7fc3bd99a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c3bd87e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3bd8a0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3bd977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3c66a4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3c6663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3c6807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3bd989040" style:display-name="TestCase" style:page-layout-name="pl-0x7fc3bd87e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3bd989230" style:display-name="AQA1_TestData" style:page-layout-name="pl-0x7fc3bd8a0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3bd989420" style:display-name="AQA2_TestData" style:page-layout-name="pl-0x7fc3bd977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3bd989610" style:display-name="AQA3_TestData" style:page-layout-name="pl-0x7fc3c66a4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3bd989800" style:display-name="AQA4_TestData" style:page-layout-name="pl-0x7fc3c6663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3bd9899f0" style:display-name="AQA5_TestData" style:page-layout-name="pl-0x7fc3c6807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2T14:19:02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